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true"/>
      <style:text-properties officeooo:rsid="000189fb" officeooo:paragraph-rsid="000189fb"/>
    </style:style>
    <style:style style:name="T1" style:family="text">
      <style:text-properties officeooo:rsid="00036a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o<text:span text:style-name="T1">ind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en </meta:initial-creator>
    <meta:creation-date>2014-07-20T22:03:04.129647166</meta:creation-date>
    <dc:date>2014-07-20T22:05:52.944238497</dc:date>
    <dc:creator>Joren </dc:creator>
    <meta:editing-duration>PT1M45S</meta:editing-duration>
    <meta:editing-cycles>2</meta:editing-cycles>
    <meta:generator>LibreOffice/4.2.5.2$Linux_X86_64 LibreOffice_project/420m0$Build-2</meta:generator>
    <meta:document-statistic meta:table-count="0" meta:image-count="0" meta:object-count="0" meta:page-count="1" meta:paragraph-count="1" meta:word-count="1" meta:character-count="10" meta:non-whitespace-character-count="10"/>
  </office:meta>
</office:document-meta>
</file>